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(A) Arslan Wessam A" svg:font-family="'(A) Arslan Wessam A'" style:font-pitch="variable"/>
    <style:font-face style:name="29LT Bukra Bold Italic" svg:font-family="'29LT Bukra Bold Italic'" style:font-family-generic="script" style:font-pitch="variable"/>
    <style:font-face style:name="29LT Bukra Regular" svg:font-family="'29LT Bukra Regular'" style:font-pitch="variable"/>
    <style:font-face style:name="309" svg:font-family="309" style:font-pitch="variable"/>
    <style:font-face style:name="A Sogand" svg:font-family="'A Sogand'" style:font-pitch="variable"/>
    <style:font-face style:name="A Thuluth" svg:font-family="'A Thuluth'" style:font-pitch="variable"/>
    <style:font-face style:name="Alako-Bold" svg:font-family="Alako-Bold" style:font-pitch="variable"/>
    <style:font-face style:name="AlmahdiQr" svg:font-family="AlmahdiQr" style:font-pitch="variable"/>
    <style:font-face style:name="BenSenHandwriting" svg:font-family="BenSenHandwriting" style:font-pitch="variable"/>
    <style:font-face style:name="Briem Script Std" svg:font-family="'Briem Script Std'" style:font-pitch="variable"/>
    <style:font-face style:name="FiraCode Nerd Font Med" svg:font-family="'FiraCode Nerd Font Med'" style:font-pitch="fixed"/>
    <style:font-face style:name="Lancastershire" svg:font-family="Lancastershir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sh" svg:font-family="Lush" style:font-pitch="variable"/>
    <style:font-face style:name="MCS Taybah H_I normal." svg:font-family="'MCS Taybah H_I normal.'" style:font-pitch="variable" style:font-charset="x-symbol"/>
    <style:font-face style:name="Motken K Homa" svg:font-family="'Motken K Homa'" style:font-pitch="variable"/>
    <style:font-face style:name="Muthike" svg:font-family="Muthik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Mono Nerd Font" svg:font-family="'UbuntuMono Nerd Font'" style:font-pitch="fixed"/>
    <style:font-face style:name="Vrinda" svg:font-family="Vrinda"/>
    <style:font-face style:name="Vrinda1" svg:font-family="Vrinda" style:font-family-generic="system" style:font-pitch="variable"/>
    <style:font-face style:name="festus!" svg:font-family="festus!" style:font-pitch="variable"/>
  </office:font-face-decls>
  <office:automatic-styles>
    <style:style style:name="P1" style:family="paragraph" style:parent-style-name="Standard">
      <style:text-properties officeooo:rsid="000fe0c1" officeooo:paragraph-rsid="000fe0c1"/>
    </style:style>
    <style:style style:name="P2" style:family="paragraph" style:parent-style-name="Standard">
      <style:text-properties officeooo:paragraph-rsid="000fe0c1"/>
    </style:style>
    <style:style style:name="P3" style:family="paragraph" style:parent-style-name="Standard">
      <style:text-properties style:font-name="29LT Bukra Bold Italic" officeooo:rsid="000fe0c1" officeooo:paragraph-rsid="000fe0c1"/>
    </style:style>
    <style:style style:name="P4" style:family="paragraph" style:parent-style-name="Standard" style:list-style-name="L9">
      <style:text-properties style:font-name="Motken K Homa" fo:font-size="12pt" officeooo:rsid="001ad8f7" officeooo:paragraph-rsid="001ad8f7"/>
    </style:style>
    <style:style style:name="P5" style:family="paragraph" style:parent-style-name="Standard">
      <style:text-properties style:font-name="Motken K Homa" fo:font-size="12pt" officeooo:rsid="000fe0c1" officeooo:paragraph-rsid="000fe0c1"/>
    </style:style>
    <style:style style:name="P6" style:family="paragraph" style:parent-style-name="Standard">
      <style:text-properties style:font-name="Motken K Homa" fo:font-size="12pt" officeooo:rsid="0011686c" officeooo:paragraph-rsid="0011686c"/>
    </style:style>
    <style:style style:name="P7" style:family="paragraph" style:parent-style-name="Standard" style:list-style-name="L1">
      <style:text-properties style:font-name="Motken K Homa" fo:font-size="12pt" officeooo:paragraph-rsid="0011686c"/>
    </style:style>
    <style:style style:name="P8" style:family="paragraph" style:parent-style-name="Standard" style:list-style-name="L1">
      <style:text-properties style:font-name="Motken K Homa" fo:font-size="12pt" officeooo:rsid="001c3f76" officeooo:paragraph-rsid="001c3f76"/>
    </style:style>
    <style:style style:name="P9" style:family="paragraph" style:parent-style-name="Standard" style:list-style-name="L2">
      <style:text-properties style:font-name="Motken K Homa" fo:font-size="12pt" officeooo:rsid="001c3f76" officeooo:paragraph-rsid="001c3f76"/>
    </style:style>
    <style:style style:name="P10" style:family="paragraph" style:parent-style-name="Standard" style:list-style-name="L1">
      <style:text-properties style:font-name="Motken K Homa" fo:font-size="12pt" officeooo:rsid="0011c263" officeooo:paragraph-rsid="0011c263"/>
    </style:style>
    <style:style style:name="P11" style:family="paragraph" style:parent-style-name="Standard">
      <style:text-properties style:font-name="Motken K Homa" fo:font-size="12pt" officeooo:rsid="0011c263" officeooo:paragraph-rsid="0011c263"/>
    </style:style>
    <style:style style:name="P12" style:family="paragraph" style:parent-style-name="Standard" style:list-style-name="L2">
      <style:text-properties style:font-name="Motken K Homa" fo:font-size="12pt" officeooo:rsid="0011c263" officeooo:paragraph-rsid="0011c263"/>
    </style:style>
    <style:style style:name="P13" style:family="paragraph" style:parent-style-name="Standard" style:list-style-name="L2">
      <style:text-properties style:font-name="Motken K Homa" fo:font-size="12pt" officeooo:rsid="0011c263" officeooo:paragraph-rsid="00200fa5"/>
    </style:style>
    <style:style style:name="P14" style:family="paragraph" style:parent-style-name="Standard" style:list-style-name="L1">
      <style:text-properties style:font-name="Motken K Homa" fo:font-size="12pt" officeooo:rsid="001f838c" officeooo:paragraph-rsid="001f838c"/>
    </style:style>
    <style:style style:name="P15" style:family="paragraph" style:parent-style-name="Standard" style:list-style-name="L4">
      <style:text-properties style:font-name="Motken K Homa" fo:font-size="12pt" officeooo:rsid="001f838c" officeooo:paragraph-rsid="001f838c"/>
    </style:style>
    <style:style style:name="P16" style:family="paragraph" style:parent-style-name="Standard" style:list-style-name="L7">
      <style:text-properties style:font-name="Motken K Homa" fo:font-size="12pt" officeooo:rsid="001f838c" officeooo:paragraph-rsid="001f838c"/>
    </style:style>
    <style:style style:name="P17" style:family="paragraph" style:parent-style-name="Standard" style:list-style-name="L2">
      <style:text-properties style:font-name="Motken K Homa" fo:font-size="12pt" officeooo:rsid="00169e67" officeooo:paragraph-rsid="00169e67"/>
    </style:style>
    <style:style style:name="P18" style:family="paragraph" style:parent-style-name="Standard" style:list-style-name="L3">
      <style:text-properties style:font-name="Motken K Homa" fo:font-size="12pt" officeooo:rsid="00169e67" officeooo:paragraph-rsid="00169e67"/>
    </style:style>
    <style:style style:name="P19" style:family="paragraph" style:parent-style-name="Standard" style:list-style-name="L9">
      <style:text-properties style:font-name="Motken K Homa" fo:font-size="12pt" officeooo:rsid="00169e67" officeooo:paragraph-rsid="00169e67"/>
    </style:style>
    <style:style style:name="P20" style:family="paragraph" style:parent-style-name="Standard" style:list-style-name="L2">
      <style:text-properties style:font-name="Motken K Homa" fo:font-size="12pt" officeooo:rsid="001dd01e" officeooo:paragraph-rsid="001dd01e"/>
    </style:style>
    <style:style style:name="P21" style:family="paragraph" style:parent-style-name="Standard" style:list-style-name="L9">
      <style:text-properties style:font-name="Motken K Homa" fo:font-size="12pt" officeooo:rsid="001dd01e" officeooo:paragraph-rsid="001dd01e"/>
    </style:style>
    <style:style style:name="P22" style:family="paragraph" style:parent-style-name="Standard" style:list-style-name="L2">
      <style:text-properties style:font-name="Motken K Homa" fo:font-size="12pt" officeooo:rsid="00242b43" officeooo:paragraph-rsid="00242b43"/>
    </style:style>
    <style:style style:name="P23" style:family="paragraph" style:parent-style-name="Standard" style:list-style-name="L3">
      <style:text-properties style:font-name="Motken K Homa" fo:font-size="12pt" officeooo:rsid="00242b43" officeooo:paragraph-rsid="00242b43"/>
    </style:style>
    <style:style style:name="P24" style:family="paragraph" style:parent-style-name="Standard" style:list-style-name="L3">
      <style:text-properties style:font-name="Motken K Homa" fo:font-size="12pt" officeooo:rsid="0013f3c8" officeooo:paragraph-rsid="0013f3c8"/>
    </style:style>
    <style:style style:name="P25" style:family="paragraph" style:parent-style-name="Standard">
      <style:text-properties style:font-name="Motken K Homa" fo:font-size="12pt" officeooo:rsid="0013f3c8" officeooo:paragraph-rsid="0013f3c8"/>
    </style:style>
    <style:style style:name="P26" style:family="paragraph" style:parent-style-name="Standard" style:list-style-name="L3">
      <style:text-properties style:font-name="Motken K Homa" fo:font-size="12pt" officeooo:rsid="002176ac" officeooo:paragraph-rsid="002176ac"/>
    </style:style>
    <style:style style:name="P27" style:family="paragraph" style:parent-style-name="Standard">
      <style:text-properties style:font-name="Motken K Homa" fo:font-size="12pt" officeooo:rsid="0014b581" officeooo:paragraph-rsid="0014b581"/>
    </style:style>
    <style:style style:name="P28" style:family="paragraph" style:parent-style-name="Standard" style:list-style-name="L4">
      <style:text-properties style:font-name="Motken K Homa" fo:font-size="12pt" officeooo:rsid="0014b581" officeooo:paragraph-rsid="0014b581"/>
    </style:style>
    <style:style style:name="P29" style:family="paragraph" style:parent-style-name="Standard" style:list-style-name="L5">
      <style:text-properties style:font-name="Motken K Homa" fo:font-size="12pt" officeooo:rsid="0014b581" officeooo:paragraph-rsid="0014b581"/>
    </style:style>
    <style:style style:name="P30" style:family="paragraph" style:parent-style-name="Standard" style:list-style-name="L6">
      <style:text-properties style:font-name="Motken K Homa" fo:font-size="12pt" officeooo:rsid="0014b581" officeooo:paragraph-rsid="0014b581"/>
    </style:style>
    <style:style style:name="P31" style:family="paragraph" style:parent-style-name="Standard" style:list-style-name="L7">
      <style:text-properties style:font-name="Motken K Homa" fo:font-size="12pt" officeooo:rsid="0014b581" officeooo:paragraph-rsid="0014b581"/>
    </style:style>
    <style:style style:name="P32" style:family="paragraph" style:parent-style-name="Standard" style:list-style-name="L4">
      <style:text-properties style:font-name="Motken K Homa" fo:font-size="12pt" officeooo:rsid="001c402f" officeooo:paragraph-rsid="001c402f"/>
    </style:style>
    <style:style style:name="P33" style:family="paragraph" style:parent-style-name="Standard">
      <style:text-properties style:font-name="Motken K Homa" fo:font-size="12pt" officeooo:rsid="001794c9" officeooo:paragraph-rsid="001794c9"/>
    </style:style>
    <style:style style:name="P34" style:family="paragraph" style:parent-style-name="Standard" style:list-style-name="L11">
      <style:text-properties style:font-name="Motken K Homa" fo:font-size="12pt" officeooo:rsid="001794c9" officeooo:paragraph-rsid="001794c9"/>
    </style:style>
    <style:style style:name="P35" style:family="paragraph" style:parent-style-name="Standard" style:list-style-name="L12">
      <style:text-properties style:font-name="Motken K Homa" fo:font-size="12pt" officeooo:rsid="001794c9" officeooo:paragraph-rsid="001794c9"/>
    </style:style>
    <style:style style:name="P36" style:family="paragraph" style:parent-style-name="Standard" style:list-style-name="L10">
      <style:text-properties style:font-name="Motken K Homa" fo:font-size="12pt" officeooo:rsid="001794c9" officeooo:paragraph-rsid="001794c9"/>
    </style:style>
    <style:style style:name="P37" style:family="paragraph" style:parent-style-name="Standard" style:list-style-name="L11">
      <style:text-properties style:font-name="Motken K Homa" fo:font-size="12pt" officeooo:rsid="001dccab" officeooo:paragraph-rsid="001dccab"/>
    </style:style>
    <style:style style:name="P38" style:family="paragraph" style:parent-style-name="Standard" style:list-style-name="L12">
      <style:text-properties style:font-name="Motken K Homa" fo:font-size="12pt" officeooo:rsid="001dccab" officeooo:paragraph-rsid="001dccab"/>
    </style:style>
    <style:style style:name="P39" style:family="paragraph" style:parent-style-name="Standard" style:list-style-name="L12">
      <style:text-properties style:font-name="Motken K Homa" fo:font-size="12pt" officeooo:rsid="00275009" officeooo:paragraph-rsid="00275009"/>
    </style:style>
    <style:style style:name="P40" style:family="paragraph" style:parent-style-name="Standard" style:list-style-name="L12">
      <style:text-properties style:font-name="Motken K Homa" fo:font-size="12pt" officeooo:rsid="002941b8" officeooo:paragraph-rsid="002941b8"/>
    </style:style>
    <style:style style:name="P41" style:family="paragraph" style:parent-style-name="Standard" style:list-style-name="L10">
      <style:text-properties style:font-name="Motken K Homa" fo:font-size="12pt" officeooo:rsid="00197f49" officeooo:paragraph-rsid="00197f49"/>
    </style:style>
    <style:style style:name="P42" style:family="paragraph" style:parent-style-name="Standard">
      <style:text-properties style:font-name="Motken K Homa" fo:font-size="12pt" fo:font-weight="bold" officeooo:rsid="0011686c" officeooo:paragraph-rsid="0011686c" style:font-weight-asian="bold" style:font-weight-complex="bold"/>
    </style:style>
    <style:style style:name="P43" style:family="paragraph" style:parent-style-name="Standard">
      <style:text-properties style:font-name="Motken K Homa" fo:font-size="12pt" fo:font-weight="bold" officeooo:rsid="0011c263" officeooo:paragraph-rsid="0011c263" style:font-weight-asian="bold" style:font-weight-complex="bold"/>
    </style:style>
    <style:style style:name="P44" style:family="paragraph" style:parent-style-name="Standard">
      <style:text-properties style:font-name="Motken K Homa" fo:font-size="12pt" fo:font-weight="bold" officeooo:rsid="0014b581" officeooo:paragraph-rsid="0014b581" style:font-weight-asian="bold" style:font-weight-complex="bold"/>
    </style:style>
    <style:style style:name="P45" style:family="paragraph" style:parent-style-name="Standard">
      <style:text-properties style:font-name="Motken K Homa" fo:font-size="12pt" fo:font-weight="bold" officeooo:rsid="001794c9" officeooo:paragraph-rsid="001794c9" style:font-weight-asian="bold" style:font-weight-complex="bold"/>
    </style:style>
    <style:style style:name="P46" style:family="paragraph" style:parent-style-name="Standard">
      <style:text-properties style:font-name="Motken K Homa" fo:font-size="12pt" fo:font-weight="bold" officeooo:rsid="00169e67" officeooo:paragraph-rsid="00169e67" style:font-weight-asian="bold" style:font-weight-complex="bold"/>
    </style:style>
    <style:style style:name="P47" style:family="paragraph" style:parent-style-name="Standard">
      <style:text-properties style:font-name="Motken K Homa" fo:font-size="12pt" officeooo:rsid="0030d8e2" officeooo:paragraph-rsid="0030d8e2"/>
    </style:style>
    <style:style style:name="P48" style:family="paragraph" style:parent-style-name="Standard">
      <style:text-properties style:font-name="Motken K Homa" fo:font-size="12pt" officeooo:rsid="0030d8e2" officeooo:paragraph-rsid="0030d8e2" fo:background-color="#ffff00"/>
    </style:style>
    <style:style style:name="P49" style:family="paragraph" style:parent-style-name="Standard">
      <style:text-properties style:font-name="Times New Roman" fo:font-size="12pt" officeooo:rsid="0019f993" officeooo:paragraph-rsid="0019f993"/>
    </style:style>
    <style:style style:name="P50" style:family="paragraph" style:parent-style-name="Standard">
      <style:text-properties style:font-name="Times New Roman" fo:font-size="12pt" fo:font-weight="bold" officeooo:rsid="001ad8f7" officeooo:paragraph-rsid="001ad8f7" style:font-weight-asian="bold" style:font-weight-complex="bold"/>
    </style:style>
    <style:style style:name="P51" style:family="paragraph" style:parent-style-name="Standard">
      <style:text-properties style:font-name="Times New Roman" fo:font-size="12pt" fo:font-weight="bold" officeooo:rsid="0019f993" officeooo:paragraph-rsid="0019f993" style:font-weight-asian="bold" style:font-weight-complex="bold"/>
    </style:style>
    <style:style style:name="T1" style:family="text">
      <style:text-properties officeooo:rsid="0011686c"/>
    </style:style>
    <style:style style:name="T2" style:family="text">
      <style:text-properties officeooo:rsid="0012c9ca"/>
    </style:style>
    <style:style style:name="T3" style:family="text">
      <style:text-properties officeooo:rsid="001ad8f7"/>
    </style:style>
    <style:style style:name="T4" style:family="text">
      <style:text-properties officeooo:rsid="001c3f76"/>
    </style:style>
    <style:style style:name="T5" style:family="text">
      <style:text-properties officeooo:rsid="001dd01e"/>
    </style:style>
    <style:style style:name="T6" style:family="text">
      <style:text-properties officeooo:rsid="001f838c"/>
    </style:style>
    <style:style style:name="T7" style:family="text">
      <style:text-properties officeooo:rsid="00200fa5"/>
    </style:style>
    <style:style style:name="T8" style:family="text">
      <style:text-properties officeooo:rsid="0025c8ab"/>
    </style:style>
    <style:style style:name="T9" style:family="text">
      <style:text-properties officeooo:rsid="00275009"/>
    </style:style>
    <style:style style:name="T10" style:family="text">
      <style:text-properties style:font-name="309" officeooo:rsid="002b192a"/>
    </style:style>
    <style:style style:name="T11" style:family="text">
      <style:text-properties style:font-name="Lush"/>
    </style:style>
    <style:style style:name="T12" style:family="text">
      <style:text-properties style:font-name="Lush" officeooo:rsid="002b192a"/>
    </style:style>
    <style:style style:name="T13" style:family="text">
      <style:text-properties style:font-name="Lush" officeooo:rsid="00344575"/>
    </style:style>
    <style:style style:name="T14" style:family="text">
      <style:text-properties officeooo:rsid="00331c06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weight="bold" fo:background-color="transparent" loext:char-shading-value="0" style:font-weight-asian="bold" style:font-weight-complex="bold"/>
    </style:style>
    <style:style style:name="T17" style:family="text">
      <style:text-properties style:font-name="A Sogand"/>
    </style:style>
    <style:style style:name="T18" style:family="text">
      <style:text-properties style:font-name="A Sogand" officeooo:rsid="002b192a"/>
    </style:style>
    <style:style style:name="T19" style:family="text">
      <style:text-properties style:font-name="A Sogand" officeooo:rsid="000fe0c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verview</text:p>
      <text:p text:style-name="P2"><text:span text:style-name="T19">LCM – Previous Year </text:span><text:span text:style-name="T18">till</text:span><text:span text:style-name="T12"> </text:span><text:span text:style-name="T13">2023</text:span></text:p>
      <text:p text:style-name="P1"/>
      <text:p text:style-name="P50">Sir’s part...</text:p>
      <text:p text:style-name="P49">- Dete<text:span text:style-name="T3">r</text:span>miner</text:p>
      <text:p text:style-name="P49">- Parts of Speech and Noun Functions and Plurals</text:p>
      <text:p text:style-name="P49">- SENTENCE STRUCTURE</text:p>
      <text:p text:style-name="P49">- Modals</text:p>
      <text:p text:style-name="P49">- If clause</text:p>
      <text:p text:style-name="P49">- Paragraph</text:p>
      <text:p text:style-name="P49">- Sentence making syntax</text:p>
      <text:p text:style-name="P49">- Focused on using the verb ( singular and plural form) </text:p>
      <text:p text:style-name="P49">- Question making <text:line-break/>(Open question and close question?) </text:p>
      <text:p text:style-name="P49"/>
      <text:p text:style-name="P51">Madam’s <text:span text:style-name="T3">part...</text:span> </text:p>
      <text:p text:style-name="P49">- English speaking (definition and importance)</text:p>
      <text:p text:style-name="P49">- Formal and informal style </text:p>
      <text:p text:style-name="P49">- dialogue</text:p>
      <text:p text:style-name="P49">- Prerequisites/conditions/tips for speaking</text:p>
      <text:p text:style-name="P49">- Phonetics and Phonology</text:p>
      <text:p text:style-name="P49">- Presentation</text:p>
      <text:p text:style-name="P49">- Describe the chart</text:p>
      <text:p text:style-name="P49">- Job application / cover page</text:p>
      <text:p text:style-name="P49">- Formal email writing</text:p>
      <text:p text:style-name="P49">- Formal letter/ Application</text:p>
      <text:p text:style-name="P5"/>
      <text:p text:style-name="P42">Let’s illustrate…</text:p>
      <text:list text:style-name="L1">
        <text:list-item>
          <text:p text:style-name="P7"><text:span text:style-name="T1">Skimming </text:span><text:span text:style-name="T4">*</text:span><text:span text:style-name="T6">*</text:span></text:p>
        </text:list-item>
        <text:list-item>
          <text:p text:style-name="P8">Scanning <text:span text:style-name="T6">*</text:span></text:p>
        </text:list-item>
        <text:list-item>
          <text:p text:style-name="P10">Inference <text:span text:style-name="T6">*</text:span></text:p>
        </text:list-item>
        <text:list-item>
          <text:p text:style-name="P14">Reference</text:p>
        </text:list-item>
      </text:list>
      <text:p text:style-name="P6"/>
      <text:p text:style-name="P6"/>
      <text:p text:style-name="P43">A bit of brief…</text:p>
      <text:list text:style-name="L2">
        <text:list-item>
          <text:p text:style-name="P12">Oral presentation</text:p>
        </text:list-item>
        <text:list-item>
          <text:p text:style-name="P13">IPA symbols <text:span text:style-name="T7">(</text:span>Importance <text:span text:style-name="T7">and definition)</text:span></text:p>
        </text:list-item>
        <text:list-item>
          <text:p text:style-name="P17">Communication <text:span text:style-name="T8">***</text:span></text:p>
        </text:list-item>
        <text:list-item>
          <text:p text:style-name="P9">Persuasive vs pitch speech</text:p>
        </text:list-item>
        <text:list-item>
          <text:p text:style-name="P20">formal vs informal</text:p>
        </text:list-item>
        <text:list-item>
          <text:p text:style-name="P9">3 main aspects of <text:line-break/>effective presentation</text:p>
        </text:list-item>
        <text:list-item>
          <text:p text:style-name="P22">linking words</text:p>
        </text:list-item>
      </text:list>
      <text:p text:style-name="P11"/>
      <text:p text:style-name="P43">M<text:span text:style-name="T2">aybe some creativity…</text:span></text:p>
      <text:list text:style-name="L3">
        <text:list-item>
          <text:p text:style-name="P24">Communication flow in organization </text:p>
        </text:list-item>
        <text:list-item>
          <text:p text:style-name="P26">Side wise and Upward communication</text:p>
        </text:list-item>
        <text:list-item>
          <text:p text:style-name="P18">Best way to use Dictionary </text:p>
        </text:list-item>
        <text:list-item>
          <text:p text:style-name="P23">good writing <text:span text:style-name="T9">and reading</text:span> technique <text:span text:style-name="T9">*</text:span></text:p>
        </text:list-item>
      </text:list>
      <text:p text:style-name="P25"/>
      <text:p text:style-name="P44">Resume…</text:p>
      <text:list text:style-name="L4">
        <text:list-item>
          <text:p text:style-name="P28">lecturer candidate </text:p>
        </text:list-item>
        <text:list-item>
          <text:p text:style-name="P32">Software developer</text:p>
        </text:list-item>
        <text:list-item>
          <text:p text:style-name="P15">IT officer</text:p>
        </text:list-item>
      </text:list>
      <text:p text:style-name="P27"/>
      <text:p text:style-name="P44">Informal/ Email…</text:p>
      <text:list text:style-name="L5">
        <text:list-item>
          <text:p text:style-name="P29">Invitation</text:p>
        </text:list-item>
      </text:list>
      <text:p text:style-name="P27"/>
      <text:p text:style-name="P45">Formal…</text:p>
      <text:list text:style-name="L11">
        <text:list-item>
          <text:p text:style-name="P34">developing Computer lab</text:p>
        </text:list-item>
        <text:list-item>
          <text:p text:style-name="P37">allotment in hall</text:p>
        </text:list-item>
      </text:list>
      <text:p text:style-name="P27"/>
      <text:p text:style-name="P45">Paragraph…</text:p>
      <text:list text:style-name="L12">
        <text:list-item>
          <text:p text:style-name="P35">International attention on the Refugee problem in BD</text:p>
        </text:list-item>
        <text:list-item>
          <text:p text:style-name="P38">Who I’ll be in future/ Meeting myself in future</text:p>
        </text:list-item>
        <text:list-item>
          <text:p text:style-name="P39">Family </text:p>
        </text:list-item>
        <text:list-item>
          <text:p text:style-name="P39">Person you like most</text:p>
        </text:list-item>
        <text:list-item>
          <text:p text:style-name="P40">Facebook/ Addiction type…</text:p>
        </text:list-item>
      </text:list>
      <text:p text:style-name="P45">Dialogue…</text:p>
      <text:list text:style-name="L10">
        <text:list-item>
          <text:p text:style-name="P36">importance of English</text:p>
        </text:list-item>
        <text:list-item>
          <text:p text:style-name="P41">Mobile app developing</text:p>
        </text:list-item>
      </text:list>
      <text:p text:style-name="P33"/>
      <text:p text:style-name="P44">Short note…</text:p>
      <text:list text:style-name="L6">
        <text:list-item>
          <text:p text:style-name="P30">E-Tutor and your recommendation</text:p>
        </text:list-item>
        <text:list-item>
          <text:p text:style-name="P30">Face to face Vs Visual communication </text:p>
        </text:list-item>
      </text:list>
      <text:p text:style-name="P27"/>
      <text:p text:style-name="P44">Essay…</text:p>
      <text:list text:style-name="L7">
        <text:list-item>
          <text:p text:style-name="P31">Student politics :: problem &amp; prospect</text:p>
        </text:list-item>
        <text:list-item>
          <text:p text:style-name="P31">E-Governance in Bangladesh</text:p>
        </text:list-item>
        <text:list-item>
          <text:p text:style-name="P31">Ragging culture in University :: Causes, Effects and Control</text:p>
        </text:list-item>
        <text:list-item>
          <text:p text:style-name="P16">Pollution</text:p>
        </text:list-item>
        <text:list-item>
          <text:p text:style-name="P16">Social media :: bones &amp; banes</text:p>
        </text:list-item>
        <text:list-item>
          <text:p text:style-name="P16">Information Technology </text:p>
        </text:list-item>
      </text:list>
      <text:p text:style-name="P27"/>
      <text:p text:style-name="P46">Phonetic…</text:p>
      <text:list text:style-name="L9">
        <text:list-item>
          <text:p text:style-name="P19">theatre</text:p>
        </text:list-item>
        <text:list-item>
          <text:p text:style-name="P19">asian</text:p>
        </text:list-item>
        <text:list-item>
          <text:p text:style-name="P19">machiavellian</text:p>
        </text:list-item>
        <text:list-item>
          <text:p text:style-name="P19">scroching</text:p>
        </text:list-item>
        <text:list-item>
          <text:p text:style-name="P19">confusion</text:p>
        </text:list-item>
        <text:list-item>
          <text:p text:style-name="P4">Sea</text:p>
        </text:list-item>
        <text:list-item>
          <text:p text:style-name="P4">Man</text:p>
        </text:list-item>
        <text:list-item>
          <text:p text:style-name="P4">Nice</text:p>
        </text:list-item>
        <text:list-item>
          <text:p text:style-name="P4">Bird <text:span text:style-name="T5">*</text:span></text:p>
        </text:list-item>
        <text:list-item>
          <text:p text:style-name="P4">so</text:p>
        </text:list-item>
        <text:list-item>
          <text:p text:style-name="P4"><text:span text:style-name="T5">S</text:span>hip</text:p>
        </text:list-item>
        <text:list-item>
          <text:p text:style-name="P21">Shine</text:p>
        </text:list-item>
        <text:list-item>
          <text:p text:style-name="P21">Man</text:p>
        </text:list-item>
        <text:list-item>
          <text:p text:style-name="P21">Loud</text:p>
        </text:list-item>
        <text:list-item>
          <text:p text:style-name="P21">No</text:p>
        </text:list-item>
        <text:list-item>
          <text:p text:style-name="P21">Fall</text:p>
        </text:list-item>
      </text:list>
      <text:p text:style-name="P47"/>
      <text:p text:style-name="P48"><text:span text:style-name="T16">Comment</text:span><text:span text:style-name="T15"> <text:s/></text:span><text:span text:style-name="T14">* represents repetition.</text:span> <text:span text:style-name="T14">Hence low chance this tim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(A) Arslan Wessam A" svg:font-family="'(A) Arslan Wessam A'" style:font-pitch="variable"/>
    <style:font-face style:name="29LT Bukra Bold Italic" svg:font-family="'29LT Bukra Bold Italic'" style:font-family-generic="script" style:font-pitch="variable"/>
    <style:font-face style:name="29LT Bukra Regular" svg:font-family="'29LT Bukra Regular'" style:font-pitch="variable"/>
    <style:font-face style:name="309" svg:font-family="309" style:font-pitch="variable"/>
    <style:font-face style:name="A Sogand" svg:font-family="'A Sogand'" style:font-pitch="variable"/>
    <style:font-face style:name="A Thuluth" svg:font-family="'A Thuluth'" style:font-pitch="variable"/>
    <style:font-face style:name="Alako-Bold" svg:font-family="Alako-Bold" style:font-pitch="variable"/>
    <style:font-face style:name="AlmahdiQr" svg:font-family="AlmahdiQr" style:font-pitch="variable"/>
    <style:font-face style:name="BenSenHandwriting" svg:font-family="BenSenHandwriting" style:font-pitch="variable"/>
    <style:font-face style:name="Briem Script Std" svg:font-family="'Briem Script Std'" style:font-pitch="variable"/>
    <style:font-face style:name="FiraCode Nerd Font Med" svg:font-family="'FiraCode Nerd Font Med'" style:font-pitch="fixed"/>
    <style:font-face style:name="Lancastershire" svg:font-family="Lancastershir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sh" svg:font-family="Lush" style:font-pitch="variable"/>
    <style:font-face style:name="MCS Taybah H_I normal." svg:font-family="'MCS Taybah H_I normal.'" style:font-pitch="variable" style:font-charset="x-symbol"/>
    <style:font-face style:name="Motken K Homa" svg:font-family="'Motken K Homa'" style:font-pitch="variable"/>
    <style:font-face style:name="Muthike" svg:font-family="Muthike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Mono Nerd Font" svg:font-family="'UbuntuMono Nerd Font'" style:font-pitch="fixed"/>
    <style:font-face style:name="Vrinda" svg:font-family="Vrinda"/>
    <style:font-face style:name="Vrinda1" svg:font-family="Vrinda" style:font-family-generic="system" style:font-pitch="variable"/>
    <style:font-face style:name="festus!" svg:font-family="festus!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>
      <loext:gradient-stop svg:offset="0" loext:color-type="rgb" loext:color-value="#b4c7dc"/>
      <loext:gradient-stop svg:offset="1" loext:color-type="rgb" loext:color-value="#dee6ef"/>
    </draw:gradient>
    <draw:gradient draw:name="Gradient_20_1" draw:display-name="Gradient 1" draw:style="linear" draw:start-color="#38a8b6" draw:end-color="#d6a085" draw:start-intensity="100%" draw:end-intensity="100%" draw:angle="0deg" draw:border="60%">
      <loext:gradient-stop svg:offset="0" loext:color-type="rgb" loext:color-value="#38a8b6"/>
      <loext:gradient-stop svg:offset="0.5" loext:color-type="rgb" loext:color-value="#81c8c4"/>
      <loext:gradient-stop svg:offset="0.75" loext:color-type="rgb" loext:color-value="#b7ceb2"/>
      <loext:gradient-stop svg:offset="1" loext:color-type="rgb" loext:color-value="#d6a085"/>
    </draw:gradient>
    <draw:gradient draw:name="Gradient_20_2" draw:display-name="Gradient 2" draw:style="axial" draw:start-color="#38a8b6" draw:end-color="#d6a085" draw:start-intensity="100%" draw:end-intensity="100%" draw:angle="0deg" draw:border="0%">
      <loext:gradient-stop svg:offset="0" loext:color-type="rgb" loext:color-value="#38a8b6"/>
      <loext:gradient-stop svg:offset="0.5" loext:color-type="rgb" loext:color-value="#81c8c4"/>
      <loext:gradient-stop svg:offset="0.75" loext:color-type="rgb" loext:color-value="#b7ceb2"/>
      <loext:gradient-stop svg:offset="1" loext:color-type="rgb" loext:color-value="#d6a085"/>
    </draw:gradient>
    <draw:gradient draw:name="Gradient_20_3" draw:display-name="Gradient 3" draw:style="axial" draw:start-color="#38a8b6" draw:end-color="#d6a085" draw:start-intensity="100%" draw:end-intensity="0%" draw:angle="0deg" draw:border="0%">
      <loext:gradient-stop svg:offset="0" loext:color-type="rgb" loext:color-value="#38a8b6"/>
      <loext:gradient-stop svg:offset="0.5" loext:color-type="rgb" loext:color-value="#81c8c4"/>
      <loext:gradient-stop svg:offset="0.75" loext:color-type="rgb" loext:color-value="#b7ceb2"/>
      <loext:gradient-stop svg:offset="1" loext:color-type="rgb" loext:color-value="#d6a085"/>
    </draw:gradient>
    <draw:gradient draw:name="Sunrise" draw:style="linear" draw:start-color="#38a8b6" draw:end-color="#d6a085" draw:start-intensity="100%" draw:end-intensity="100%" draw:angle="0deg" draw:border="0%">
      <loext:gradient-stop svg:offset="0" loext:color-type="rgb" loext:color-value="#38a8b6"/>
      <loext:gradient-stop svg:offset="0.5" loext:color-type="rgb" loext:color-value="#81c8c4"/>
      <loext:gradient-stop svg:offset="0.75" loext:color-type="rgb" loext:color-value="#b7ceb2"/>
      <loext:gradient-stop svg:offset="1" loext:color-type="rgb" loext:color-value="#d6a085"/>
    </draw:gradient>
    <draw:opacity draw:name="Transparency_20_1" draw:display-name="Transparency 1" draw:style="axial" draw:start="100%" draw:end="100%" draw:angle="0deg" draw:border="0%">
      <loext:opacity-stop svg:offset="1" svg:stop-opacity="1"/>
    </draw:opacity>
    <draw:opacity draw:name="Transparency_20_10" draw:display-name="Transparency 10" draw:style="linear" draw:start="0%" draw:end="100%" draw:angle="0deg" draw:border="0%">
      <loext:opacity-stop svg:offset="0" svg:stop-opacity="0"/>
      <loext:opacity-stop svg:offset="1" svg:stop-opacity="1"/>
    </draw:opacity>
    <draw:opacity draw:name="Transparency_20_11" draw:display-name="Transparency 11" draw:style="ellipsoid" draw:cx="50%" draw:cy="50%" draw:start="0%" draw:end="100%" draw:angle="0deg" draw:border="0%">
      <loext:opacity-stop svg:offset="0" svg:stop-opacity="0"/>
      <loext:opacity-stop svg:offset="1" svg:stop-opacity="1"/>
    </draw:opacity>
    <draw:opacity draw:name="Transparency_20_12" draw:display-name="Transparency 12" draw:style="square" draw:cx="50%" draw:cy="50%" draw:start="0%" draw:end="100%" draw:angle="0deg" draw:border="0%">
      <loext:opacity-stop svg:offset="0" svg:stop-opacity="0"/>
      <loext:opacity-stop svg:offset="1" svg:stop-opacity="1"/>
    </draw:opacity>
    <draw:opacity draw:name="Transparency_20_13" draw:display-name="Transparency 13" draw:style="square" draw:cx="50%" draw:cy="50%" draw:start="0%" draw:end="100%" draw:angle="0deg" draw:border="7%">
      <loext:opacity-stop svg:offset="0" svg:stop-opacity="0"/>
      <loext:opacity-stop svg:offset="1" svg:stop-opacity="1"/>
    </draw:opacity>
    <draw:opacity draw:name="Transparency_20_14" draw:display-name="Transparency 14" draw:style="square" draw:cx="50%" draw:cy="50%" draw:start="0%" draw:end="5%" draw:angle="0deg" draw:border="7%">
      <loext:opacity-stop svg:offset="0" svg:stop-opacity="0"/>
      <loext:opacity-stop svg:offset="1" svg:stop-opacity="0.05"/>
    </draw:opacity>
    <draw:opacity draw:name="Transparency_20_15" draw:display-name="Transparency 15" draw:style="square" draw:cx="50%" draw:cy="50%" draw:start="0%" draw:end="15%" draw:angle="0deg" draw:border="7%">
      <loext:opacity-stop svg:offset="0" svg:stop-opacity="0"/>
      <loext:opacity-stop svg:offset="1" svg:stop-opacity="0.15"/>
    </draw:opacity>
    <draw:opacity draw:name="Transparency_20_16" draw:display-name="Transparency 16" draw:style="square" draw:cx="50%" draw:cy="50%" draw:start="55%" draw:end="15%" draw:angle="0deg" draw:border="7%">
      <loext:opacity-stop svg:offset="0" svg:stop-opacity="0.55"/>
      <loext:opacity-stop svg:offset="1" svg:stop-opacity="0.15"/>
    </draw:opacity>
    <draw:opacity draw:name="Transparency_20_17" draw:display-name="Transparency 17" draw:style="square" draw:cx="50%" draw:cy="50%" draw:start="45%" draw:end="15%" draw:angle="0deg" draw:border="7%">
      <loext:opacity-stop svg:offset="0" svg:stop-opacity="0.45"/>
      <loext:opacity-stop svg:offset="1" svg:stop-opacity="0.15"/>
    </draw:opacity>
    <draw:opacity draw:name="Transparency_20_18" draw:display-name="Transparency 18" draw:style="axial" draw:start="45%" draw:end="15%" draw:angle="0deg" draw:border="7%">
      <loext:opacity-stop svg:offset="0" svg:stop-opacity="0.45"/>
      <loext:opacity-stop svg:offset="1" svg:stop-opacity="0.15"/>
    </draw:opacity>
    <draw:opacity draw:name="Transparency_20_19" draw:display-name="Transparency 19" draw:style="axial" draw:start="0%" draw:end="100%" draw:angle="0deg" draw:border="7%">
      <loext:opacity-stop svg:offset="0" svg:stop-opacity="0"/>
      <loext:opacity-stop svg:offset="1" svg:stop-opacity="1"/>
    </draw:opacity>
    <draw:opacity draw:name="Transparency_20_2" draw:display-name="Transparency 2" draw:style="linear" draw:start="5%" draw:end="100%" draw:angle="0deg" draw:border="0%">
      <loext:opacity-stop svg:offset="0" svg:stop-opacity="0.05"/>
      <loext:opacity-stop svg:offset="1" svg:stop-opacity="1"/>
    </draw:opacity>
    <draw:opacity draw:name="Transparency_20_20" draw:display-name="Transparency 20" draw:style="axial" draw:start="0%" draw:end="100%" draw:angle="0deg" draw:border="100%">
      <loext:opacity-stop svg:offset="0" svg:stop-opacity="0"/>
      <loext:opacity-stop svg:offset="1" svg:stop-opacity="1"/>
    </draw:opacity>
    <draw:opacity draw:name="Transparency_20_21" draw:display-name="Transparency 21" draw:style="axial" draw:start="90%" draw:end="100%" draw:angle="0deg" draw:border="0%">
      <loext:opacity-stop svg:offset="0" svg:stop-opacity="0.9"/>
      <loext:opacity-stop svg:offset="1" svg:stop-opacity="1"/>
    </draw:opacity>
    <draw:opacity draw:name="Transparency_20_22" draw:display-name="Transparency 22" draw:style="axial" draw:start="0%" draw:end="100%" draw:angle="0deg" draw:border="85%">
      <loext:opacity-stop svg:offset="0" svg:stop-opacity="0"/>
      <loext:opacity-stop svg:offset="1" svg:stop-opacity="1"/>
    </draw:opacity>
    <draw:opacity draw:name="Transparency_20_23" draw:display-name="Transparency 23" draw:style="linear" draw:start="0%" draw:end="100%" draw:angle="0deg" draw:border="85%">
      <loext:opacity-stop svg:offset="0" svg:stop-opacity="0"/>
      <loext:opacity-stop svg:offset="1" svg:stop-opacity="1"/>
    </draw:opacity>
    <draw:opacity draw:name="Transparency_20_24" draw:display-name="Transparency 24" draw:style="linear" draw:start="0%" draw:end="100%" draw:angle="0deg" draw:border="55%">
      <loext:opacity-stop svg:offset="0" svg:stop-opacity="0"/>
      <loext:opacity-stop svg:offset="1" svg:stop-opacity="1"/>
    </draw:opacity>
    <draw:opacity draw:name="Transparency_20_25" draw:display-name="Transparency 25" draw:style="linear" draw:start="50%" draw:end="100%" draw:angle="0deg" draw:border="55%">
      <loext:opacity-stop svg:offset="0" svg:stop-opacity="0.5"/>
      <loext:opacity-stop svg:offset="1" svg:stop-opacity="1"/>
    </draw:opacity>
    <draw:opacity draw:name="Transparency_20_26" draw:display-name="Transparency 26" draw:style="axial" draw:start="0%" draw:end="5%" draw:angle="0deg" draw:border="0%">
      <loext:opacity-stop svg:offset="0" svg:stop-opacity="0"/>
      <loext:opacity-stop svg:offset="1" svg:stop-opacity="0.05"/>
    </draw:opacity>
    <draw:opacity draw:name="Transparency_20_27" draw:display-name="Transparency 27" draw:style="axial" draw:start="0%" draw:end="25%" draw:angle="0deg" draw:border="0%">
      <loext:opacity-stop svg:offset="0" svg:stop-opacity="0"/>
      <loext:opacity-stop svg:offset="1" svg:stop-opacity="0.25"/>
    </draw:opacity>
    <draw:opacity draw:name="Transparency_20_28" draw:display-name="Transparency 28" draw:style="axial" draw:start="0%" draw:end="35%" draw:angle="0deg" draw:border="0%">
      <loext:opacity-stop svg:offset="0" svg:stop-opacity="0"/>
      <loext:opacity-stop svg:offset="1" svg:stop-opacity="0.35"/>
    </draw:opacity>
    <draw:opacity draw:name="Transparency_20_29" draw:display-name="Transparency 29" draw:style="axial" draw:start="0%" draw:end="70%" draw:angle="0deg" draw:border="0%">
      <loext:opacity-stop svg:offset="0" svg:stop-opacity="0"/>
      <loext:opacity-stop svg:offset="1" svg:stop-opacity="0.7"/>
    </draw:opacity>
    <draw:opacity draw:name="Transparency_20_3" draw:display-name="Transparency 3" draw:style="linear" draw:start="5%" draw:end="1%" draw:angle="0deg" draw:border="0%">
      <loext:opacity-stop svg:offset="0" svg:stop-opacity="0.05"/>
      <loext:opacity-stop svg:offset="1" svg:stop-opacity="0.01"/>
    </draw:opacity>
    <draw:opacity draw:name="Transparency_20_30" draw:display-name="Transparency 30" draw:style="axial" draw:start="0%" draw:end="85%" draw:angle="0deg" draw:border="0%">
      <loext:opacity-stop svg:offset="0" svg:stop-opacity="0"/>
      <loext:opacity-stop svg:offset="1" svg:stop-opacity="0.85"/>
    </draw:opacity>
    <draw:opacity draw:name="Transparency_20_4" draw:display-name="Transparency 4" draw:style="axial" draw:start="5%" draw:end="1%" draw:angle="0deg" draw:border="0%">
      <loext:opacity-stop svg:offset="0" svg:stop-opacity="0.05"/>
      <loext:opacity-stop svg:offset="1" svg:stop-opacity="0.01"/>
    </draw:opacity>
    <draw:opacity draw:name="Transparency_20_5" draw:display-name="Transparency 5" draw:style="axial" draw:start="5%" draw:end="10%" draw:angle="0deg" draw:border="0%">
      <loext:opacity-stop svg:offset="0" svg:stop-opacity="0.05"/>
      <loext:opacity-stop svg:offset="1" svg:stop-opacity="0.1"/>
    </draw:opacity>
    <draw:opacity draw:name="Transparency_20_6" draw:display-name="Transparency 6" draw:style="axial" draw:start="20%" draw:end="10%" draw:angle="0deg" draw:border="0%">
      <loext:opacity-stop svg:offset="0" svg:stop-opacity="0.2"/>
      <loext:opacity-stop svg:offset="1" svg:stop-opacity="0.1"/>
    </draw:opacity>
    <draw:opacity draw:name="Transparency_20_7" draw:display-name="Transparency 7" draw:style="axial" draw:start="20%" draw:end="1%" draw:angle="0deg" draw:border="0%">
      <loext:opacity-stop svg:offset="0" svg:stop-opacity="0.2"/>
      <loext:opacity-stop svg:offset="1" svg:stop-opacity="0.01"/>
    </draw:opacity>
    <draw:opacity draw:name="Transparency_20_8" draw:display-name="Transparency 8" draw:style="axial" draw:start="20%" draw:end="100%" draw:angle="0deg" draw:border="0%">
      <loext:opacity-stop svg:offset="0" svg:stop-opacity="0.2"/>
      <loext:opacity-stop svg:offset="1" svg:stop-opacity="1"/>
    </draw:opacity>
    <draw:opacity draw:name="Transparency_20_9" draw:display-name="Transparency 9" draw:style="axial" draw:start="0%" draw:end="100%" draw:angle="0deg" draw:border="0%">
      <loext:opacity-stop svg:offset="0" svg:stop-opacity="0"/>
      <loext:opacity-stop svg:offset="1" svg:stop-opacity="1"/>
    </draw:opacity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rinda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Vrinda1" style:font-family-complex="Vrind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rinda" style:font-family-complex="Vrind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rinda" style:font-family-complex="Vrin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rinda" style:font-family-complex="Vrind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fo:background-color="#c9d7e6" style:writing-mode="lr-tb" draw:fill="gradient" draw:fill-gradient-name="Blue_20_Touch" draw:gradient-step-count="0" draw:opacity="100%" draw:opacity-name="Transparency_20_30" style:footnote-max-height="0in" loext:margin-gutter="0in">
        <style:columns fo:column-count="3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fill-gradient-name="Blue_20_Touch" draw:gradient-step-count="0" draw:opacity="100%" draw:opacity-name="Transparency_20_30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21:00:32.160665472</meta:creation-date>
    <meta:print-date>2024-01-14T23:11:51.067343007</meta:print-date>
    <meta:printed-by>PDF files</meta:printed-by>
    <dc:date>2024-01-14T23:19:03.189098751</dc:date>
    <meta:editing-duration>PT8S</meta:editing-duration>
    <meta:editing-cycles>1</meta:editing-cycles>
    <meta:document-statistic meta:table-count="0" meta:image-count="0" meta:object-count="0" meta:page-count="1" meta:paragraph-count="87" meta:word-count="324" meta:character-count="1849" meta:non-whitespace-character-count="1650"/>
    <meta:generator>LibreOffice/7.6.4.1$Linux_X86_64 LibreOffice_project/60$Build-1</meta:generator>
  </office:meta>
</office:document-meta>
</file>